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fc66"/>
    </style:style>
    <style:style style:name="P2" style:family="paragraph" style:parent-style-name="Standard">
      <style:text-properties officeooo:rsid="0008fc66" officeooo:paragraph-rsid="0008fc66"/>
    </style:style>
    <style:style style:name="P3" style:family="paragraph" style:parent-style-name="Standard">
      <style:text-properties officeooo:rsid="0008fc66" officeooo:paragraph-rsid="000e3ec5"/>
    </style:style>
    <style:style style:name="P4" style:family="paragraph" style:parent-style-name="Standard">
      <style:text-properties officeooo:rsid="000de1fd" officeooo:paragraph-rsid="000de1fd"/>
    </style:style>
    <style:style style:name="P5" style:family="paragraph" style:parent-style-name="Standard">
      <style:text-properties officeooo:paragraph-rsid="000e3ec5"/>
    </style:style>
    <style:style style:name="P6" style:family="paragraph" style:parent-style-name="Standard">
      <style:text-properties officeooo:rsid="000e3ec5" officeooo:paragraph-rsid="000e3ec5"/>
    </style:style>
    <style:style style:name="P7" style:family="paragraph" style:parent-style-name="Standard">
      <style:text-properties officeooo:paragraph-rsid="0014d384"/>
    </style:style>
    <style:style style:name="P8" style:family="paragraph" style:parent-style-name="Standard">
      <style:text-properties officeooo:paragraph-rsid="0015efc1"/>
    </style:style>
    <style:style style:name="P9" style:family="paragraph" style:parent-style-name="Standard">
      <style:text-properties officeooo:rsid="001c279e" officeooo:paragraph-rsid="001c279e"/>
    </style:style>
    <style:style style:name="P10" style:family="paragraph">
      <style:paragraph-properties fo:text-align="center"/>
    </style:style>
    <style:style style:name="T1" style:family="text">
      <style:text-properties officeooo:rsid="000a519a"/>
    </style:style>
    <style:style style:name="T2" style:family="text">
      <style:text-properties officeooo:rsid="000e3ec5"/>
    </style:style>
    <style:style style:name="T3" style:family="text">
      <style:text-properties officeooo:rsid="0010451c"/>
    </style:style>
    <style:style style:name="T4" style:family="text">
      <style:text-properties officeooo:rsid="00124cf8"/>
    </style:style>
    <style:style style:name="T5" style:family="text">
      <style:text-properties officeooo:rsid="0014d384"/>
    </style:style>
    <style:style style:name="T6" style:family="text">
      <style:text-properties officeooo:rsid="0015efc1"/>
    </style:style>
    <style:style style:name="gr1" style:family="graphic">
      <style:graphic-properties draw:stroke="solid" svg:stroke-width="0.18mm" svg:stroke-color="#000000" svg:stroke-opacity="75%" draw:stroke-linejoin="round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10" drawooo:display="printer" svg:width="0mm" svg:height="0mm" svg:x="139.51mm" svg:y="113.22mm" svg:viewBox="0 0 0 0" draw:points="0,0">
        <text:p/>
      </draw:polygon>
      <draw:polygon text:anchor-type="page" text:anchor-page-number="1" draw:z-index="1" draw:name="turtle" draw:style-name="gr2" draw:text-style-name="P10" drawooo:display="printer" svg:width="0mm" svg:height="0mm" svg:x="151.09mm" svg:y="129.59mm" svg:viewBox="0 0 0 0" draw:points="0,0">
        <text:p/>
      </draw:polygon>
      <draw:polygon text:anchor-type="page" text:anchor-page-number="1" draw:z-index="2" draw:name="turtle" draw:style-name="gr3" draw:text-style-name="P10" drawooo:display="printer" svg:width="0mm" svg:height="0mm" svg:x="143.32mm" svg:y="123.84mm" svg:viewBox="0 0 0 0" draw:points="0,0">
        <text:p/>
      </draw:polygon>
      <draw:polygon text:anchor-type="page" text:anchor-page-number="1" draw:z-index="3" draw:name="turtle" draw:style-name="gr3" draw:text-style-name="P10" drawooo:display="printer" svg:width="0mm" svg:height="0mm" svg:x="140.83mm" svg:y="127.18mm" svg:viewBox="0 0 0 0" draw:points="0,0">
        <text:p/>
      </draw:polygon>
      <text:p text:style-name="P9">; Spirale aurea. </text:p>
      <text:p text:style-name="P9">; Da Chaos and Fractals, Peitgen et al, Springer Verlag, 1992, p. 190 </text:p>
      <text:p text:style-name="P9">; Costruita a partire da una successione di quadrati i</text:p>
      <text:p text:style-name="P9">; cui lati stanno fra loro nel rapporto della sezione aurea</text:p>
      <text:p text:style-name="P9">; La curva è costituita da archi di circonferenza inscritti nei </text:p>
      <text:p text:style-name="P9">; quadrati</text:p>
      <text:p text:style-name="P2"/>
      <text:p text:style-name="P2">TO QUADRATO L</text:p>
      <text:p text:style-name="P2"><text:s text:c="3"/>REPEAT 4 [</text:p>
      <text:p text:style-name="P2"><text:s text:c="3"/>FORWARD L</text:p>
      <text:p text:style-name="P2"><text:s text:c="3"/>RIGHT 90</text:p>
      <text:p text:style-name="P2">]</text:p>
      <text:p text:style-name="P2">END</text:p>
      <text:p text:style-name="P1"><text:span text:style-name="Source_20_Text"/></text:p>
      <text:p text:style-name="P6">TO ITEM K</text:p>
      <text:p text:style-name="P3"><text:s text:c="3"/>G <text:s/>= <text:s/>(1+SQRT(5))/<text:span text:style-name="T4">2</text:span></text:p>
      <text:p text:style-name="P2"><text:s text:c="3"/>A = <text:span text:style-name="T6">200</text:span> /<text:span text:style-name="T2"> G**(K-1)</text:span></text:p>
      <text:p text:style-name="P4"><text:s text:c="3"/>SD = <text:span text:style-name="T1"><text:s/>A * 2. * PI / 720</text:span></text:p>
      <text:p text:style-name="P2"><text:s text:c="3"/>QUADRATO A</text:p>
      <text:p text:style-name="P2"><text:s text:c="3"/>REPEAT <text:span text:style-name="T5">180</text:span> [ FORWARD <text:span text:style-name="T1">SD</text:span> RIGHT <text:span text:style-name="T4">0.5</text:span> ]</text:p>
      <text:p text:style-name="P2"><text:s text:c="3"/><text:span text:style-name="T3">ITEM K+1</text:span></text:p>
      <text:p text:style-name="P6">END</text:p>
      <text:p text:style-name="P5"><text:span text:style-name="Source_20_Text"/></text:p>
      <text:p text:style-name="P5"><text:span text:style-name="Source_20_Text">CLEARSCREEN</text:span></text:p>
      <text:p text:style-name="P5"><text:span text:style-name="Source_20_Text">HOME</text:span></text:p>
      <text:p text:style-name="P8"><text:span text:style-name="Source_20_Text"><text:span text:style-name="T6">HEADING 9h</text:span></text:span></text:p>
      <text:p text:style-name="P8"><text:span text:style-name="Source_20_Text"><text:span text:style-name="T6">FORWARD 100</text:span></text:span></text:p>
      <text:p text:style-name="P8"><text:span text:style-name="Source_20_Text"><text:span text:style-name="T6">HEADING 0h</text:span></text:span></text:p>
      <text:p text:style-name="P7"><text:span text:style-name="Source_20_Text"><text:span text:style-name="T5">HIDETURTLE</text:span></text:span></text:p>
      <text:p text:style-name="P6">ITEM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9:12:53.723822118</meta:creation-date>
    <dc:title>template-default</dc:title>
    <meta:generator>LibreOffice/4.2.8.2$Linux_x86 LibreOffice_project/420m0$Build-2</meta:generator>
    <meta:editing-duration>PT2H36M9S</meta:editing-duration>
    <meta:editing-cycles>18</meta:editing-cycles>
    <dc:date>2016-11-28T09:48:43.751829322</dc:date>
    <meta:document-statistic meta:table-count="0" meta:image-count="0" meta:object-count="0" meta:page-count="1" meta:paragraph-count="27" meta:word-count="106" meta:character-count="532" meta:non-whitespace-character-count="420"/>
    <meta:template xlink:type="simple" xlink:actuate="onRequest" xlink:title="template-default" xlink:href="../../../../.config/libreoffice/4/user/template/template-default.ott" meta:date="2016-11-21T19:12:53.477226116"/>
  </office:meta>
</office:document-meta>
</file>